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" style:family="graphic" style:parent-style-name="standard">
      <style:graphic-properties draw:fill-color="#f17c0b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fill="solid" draw:fill-color="#ffd700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fill-color="#f17c0b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17c0b"/>
      <style:paragraph-properties fo:text-align="center"/>
    </style:style>
    <style:style style:name="P3" style:family="paragraph">
      <loext:graphic-properties draw:fill="solid" draw:fill-color="#ffd70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cm" svg:y1="10.1cm" svg:x2="13.8cm" svg:y2="10.1cm">
          <text:p/>
        </draw:line>
        <draw:line draw:style-name="gr1" draw:text-style-name="P1" draw:layer="layout" svg:x1="6cm" svg:y1="11.5cm" svg:x2="6cm" svg:y2="3.7cm">
          <text:p/>
        </draw:line>
        <draw:custom-shape draw:style-name="gr2" draw:text-style-name="P2" draw:layer="layout" svg:width="0.4cm" svg:height="0.4cm" svg:x="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9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6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9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8.8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0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8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3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cm" svg:height="0.8cm" svg:x="10.5cm" svg:y="7.2cm">
          <draw:text-box>
            <text:p><text:span text:style-name="T1">class1</text:span></text:p>
          </draw:text-box>
        </draw:frame>
        <draw:frame draw:style-name="gr6" draw:text-style-name="P4" draw:layer="layout" svg:width="2.9cm" svg:height="1.2cm" svg:x="6.7cm" svg:y="4.7cm">
          <draw:text-box>
            <text:p><text:span text:style-name="T1">class2</text:span></text:p>
          </draw:text-box>
        </draw:frame>
        <draw:custom-shape draw:style-name="gr2" draw:text-style-name="P2" draw:layer="layout" svg:width="0.4cm" svg:height="0.4cm" svg:x="9.748cm" svg:y="8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0.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9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9.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528cm" svg:y="7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7:02:10.480437434</meta:creation-date>
    <dc:date>2020-02-15T07:58:50.938161554</dc:date>
    <meta:editing-duration>PT24M54S</meta:editing-duration>
    <meta:editing-cycles>8</meta:editing-cycles>
    <meta:generator>LibreOffice/6.0.2.1$Linux_X86_64 LibreOffice_project/00m0$Build-1</meta:generator>
    <meta:document-statistic meta:object-count="28"/>
  </office:meta>
</office:document-meta>
</file>